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Math" svg:font-family="'Latin Modern Math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standard">
      <style:graphic-properties svg:stroke-width="0.08cm" svg:stroke-color="#000000" draw:marker-start-width="0.455cm" draw:marker-end-width="0.455cm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cm" svg:stroke-color="#ff0000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ashed_20__28_var_29_" svg:stroke-width="0.03cm" draw:marker-start-width="0.235cm" draw:marker-end="Arrow" draw:marker-end-width="0.195cm" draw:fill="none" draw:textarea-vertical-align="middle" fo:padding-top="0.115cm" fo:padding-bottom="0.115cm" fo:padding-left="0.24cm" fo:padding-right="0.24cm"/>
    </style:style>
    <style:style style:name="gr11" style:family="graphic" style:parent-style-name="standard">
      <style:graphic-properties draw:stroke="none" svg:stroke-color="#000000" draw:fill="none" fo:min-height="0.35cm"/>
    </style:style>
    <style:style style:name="gr12" style:family="graphic" style:parent-style-name="objectwithoutfill">
      <style:graphic-properties draw:stroke="dash" draw:stroke-dash="Dashed_20__28_var_29_" svg:stroke-width="0.03cm" draw:marker-start-width="0.235cm" draw:marker-end="Arrow" draw:marker-end-width="0.215cm" draw:fill="none" draw:textarea-vertical-align="middle" fo:padding-top="0.115cm" fo:padding-bottom="0.115cm" fo:padding-left="0.24cm" fo:padding-right="0.24cm"/>
    </style:style>
    <style:style style:name="gr13" style:family="graphic" style:parent-style-name="objectwithoutfill">
      <style:graphic-properties draw:stroke="dash" draw:stroke-dash="Dashed_20__28_var_29_" svg:stroke-width="0.03cm" draw:marker-start-width="0.235cm" draw:marker-end="Arrow" draw:marker-end-width="0.215cm" fo:padding-top="0.115cm" fo:padding-bottom="0.115cm" fo:padding-left="0.24cm" fo:padding-right="0.2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style:font-name="Latin Modern Math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style:font-name="Latin Modern Math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2.1cm" draw:start-shape="id1" draw:start-glue-point="6" draw:end-shape="id2" draw:end-glue-point="4" svg:d="M1500 800c-467 0-700 433-700 1300" svg:viewBox="0 0 701 1301">
          <text:p/>
        </draw:connector>
        <draw:custom-shape draw:style-name="gr3" draw:text-style-name="P1" xml:id="id3" draw:id="id3" draw:layer="layout" svg:width="1.2cm" svg:height="1.2cm" svg:x="2.7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2.1cm" draw:start-shape="id1" draw:start-glue-point="10" draw:end-shape="id3" draw:end-glue-point="4" svg:d="M2700 800c400 0 600 433 600 1300" svg:viewBox="0 0 601 13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7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5cm" svg:y="1.7cm">
          <draw:text-box>
            <text:p text:style-name="P1"><text:span text:style-name="T1">3</text:span></text:p>
          </draw:text-box>
        </draw:frame>
        <draw:custom-shape draw:style-name="gr5" draw:text-style-name="P4" draw:layer="layout" svg:width="0.4cm" svg:height="0.4cm" svg:x="0.3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1.2cm" svg:height="1.2cm" svg:x="0.1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.1cm" svg:y="3.6cm">
          <draw:text-box>
            <text:p text:style-name="P1"><text:span text:style-name="T1">4</text:span></text:p>
          </draw:text-box>
        </draw:frame>
        <draw:custom-shape draw:style-name="gr5" draw:text-style-name="P4" draw:layer="layout" svg:width="0.4cm" svg:height="0.4cm" svg:x="0.6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0.8cm" svg:y1="3.3cm" svg:x2="0.7cm" svg:y2="3.9cm" draw:start-shape="id2" draw:start-glue-point="8" draw:end-shape="id4" draw:end-glue-point="4" svg:d="M800 3300c0 64-100-235-100 600" svg:viewBox="0 0 101 603">
          <text:p/>
        </draw:connector>
        <draw:custom-shape draw:style-name="gr3" draw:text-style-name="P1" xml:id="id6" draw:id="id6" draw:layer="layout" svg:width="1.2cm" svg:height="1.2cm" svg:x="0.0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471cm" svg:y="5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.088cm" svg:y="5.413cm">
          <draw:text-box>
            <text:p text:style-name="P1"><text:span text:style-name="T1">5</text:span></text:p>
          </draw:text-box>
        </draw:frame>
        <draw:custom-shape draw:style-name="gr9" draw:text-style-name="P4" xml:id="id5" draw:id="id5" draw:layer="layout" svg:width="0.4cm" svg:height="0.4cm" svg:x="0.771cm" svg:y="6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curve" draw:line-skew="-0.279cm" svg:x1="1.113cm" svg:y1="6.655cm" svg:x2="1.125cm" svg:y2="4.925cm" draw:start-shape="id5" draw:start-glue-point="9" draw:end-shape="id4" draw:end-glue-point="9" svg:d="M1113 6655c673 0 667-1730 12-1730" svg:viewBox="0 0 505 1731">
          <text:p/>
        </draw:connector>
        <draw:connector draw:style-name="gr8" draw:text-style-name="P2" draw:layer="layout" draw:type="curve" svg:x1="0.688cm" svg:y1="5.713cm" svg:x2="0.7cm" svg:y2="5.1cm" draw:start-shape="id6" draw:start-glue-point="4" draw:end-shape="id4" draw:end-glue-point="8" svg:d="M688 5713c0-72 12 234 12-613" svg:viewBox="0 0 13 614">
          <text:p/>
        </draw:connector>
        <draw:custom-shape draw:style-name="gr3" draw:text-style-name="P1" draw:layer="layout" svg:width="1.2cm" svg:height="1.2cm" svg:x="0.088cm" svg:y="3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4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.088cm" svg:y="3.613cm">
          <draw:text-box>
            <text:p text:style-name="P1"><text:span text:style-name="T1">4</text:span></text:p>
          </draw:text-box>
        </draw:frame>
        <draw:frame draw:style-name="gr11" draw:text-style-name="P3" draw:layer="layout" svg:width="2cm" svg:height="0.683cm" svg:x="1.1cm" svg:y="5.5cm">
          <draw:text-box>
            <text:p text:style-name="P1"><text:span text:style-name="T2"><text:s/></text:span><text:span text:style-name="T3">X </text:span><text:span text:style-name="T4">= 1</text:span></text:p>
          </draw:text-box>
        </draw:frame>
        <draw:custom-shape draw:style-name="gr1" draw:text-style-name="P1" xml:id="id7" draw:id="id7" draw:layer="layout" svg:width="1.2cm" svg:height="1.2cm" svg:x="6.2cm" svg:y="0.20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2cm" svg:y1="0.808cm" svg:x2="5.5cm" svg:y2="2.108cm" draw:start-shape="id7" draw:start-glue-point="6" draw:end-shape="id8" draw:end-glue-point="4" svg:d="M6200 808c-467 0-700 433-700 1300" svg:viewBox="0 0 701 1301">
          <text:p/>
        </draw:connector>
        <draw:custom-shape draw:style-name="gr3" draw:text-style-name="P1" xml:id="id9" draw:id="id9" draw:layer="layout" svg:width="1.2cm" svg:height="1.2cm" svg:x="7.4cm" svg:y="2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4cm" svg:y1="0.808cm" svg:x2="8cm" svg:y2="2.108cm" draw:start-shape="id7" draw:start-glue-point="10" draw:end-shape="id9" draw:end-glue-point="4" svg:d="M7400 808c400 0 600 433 600 1300" svg:viewBox="0 0 601 1301">
          <text:p/>
        </draw:connector>
        <draw:frame draw:style-name="gr4" draw:text-style-name="P3" draw:layer="layout" svg:width="0.4cm" svg:height="0.862cm" svg:x="7.1cm" svg:y="-0.154cm">
          <draw:text-box>
            <text:p text:style-name="P1"><text:span text:style-name="T1">1</text:span></text:p>
          </draw:text-box>
        </draw:frame>
        <draw:custom-shape draw:style-name="gr7" draw:text-style-name="P1" xml:id="id8" draw:id="id8" draw:layer="layout" svg:width="1.2cm" svg:height="1.2cm" svg:x="4.9cm" svg:y="2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283cm" svg:y="2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5.8cm" svg:y="1.716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8.2cm" svg:y="1.708cm">
          <draw:text-box>
            <text:p text:style-name="P1"><text:span text:style-name="T1">3</text:span></text:p>
          </draw:text-box>
        </draw:frame>
        <draw:custom-shape draw:style-name="gr5" draw:text-style-name="P4" draw:layer="layout" svg:width="0.4cm" svg:height="0.4cm" svg:x="5cm" svg:y="6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2cm" svg:height="1.2cm" svg:x="4.8cm" svg:y="3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5.8cm" svg:y="3.608cm">
          <draw:text-box>
            <text:p text:style-name="P1"><text:span text:style-name="T1">4</text:span></text:p>
          </draw:text-box>
        </draw:frame>
        <draw:custom-shape draw:style-name="gr5" draw:text-style-name="P4" draw:layer="layout" svg:width="0.4cm" svg:height="0.4cm" svg:x="5.3cm" svg:y="4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5.5cm" svg:y1="3.308cm" svg:x2="5.4cm" svg:y2="3.908cm" draw:start-shape="id8" draw:start-glue-point="8" draw:end-shape="id10" draw:end-glue-point="4" svg:d="M5500 3308c0 87-100-213-100 600" svg:viewBox="0 0 101 601">
          <text:p/>
        </draw:connector>
        <draw:custom-shape draw:style-name="gr3" draw:text-style-name="P1" xml:id="id12" draw:id="id12" draw:layer="layout" svg:width="1.2cm" svg:height="1.2cm" svg:x="4.788cm" svg:y="5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171cm" svg:y="5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5.788cm" svg:y="5.421cm">
          <draw:text-box>
            <text:p text:style-name="P1"><text:span text:style-name="T1">5</text:span></text:p>
          </draw:text-box>
        </draw:frame>
        <draw:custom-shape draw:style-name="gr9" draw:text-style-name="P4" xml:id="id11" draw:id="id11" draw:layer="layout" svg:width="0.4cm" svg:height="0.4cm" svg:x="5.471cm" svg:y="6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curve" draw:line-skew="-0.26cm" svg:x1="5.813cm" svg:y1="6.379cm" svg:x2="6.1cm" svg:y2="2.708cm" draw:start-shape="id11" draw:start-glue-point="11" draw:end-shape="id8" draw:end-glue-point="10" svg:d="M5813 6379c852 0 708-3671 287-3671" svg:viewBox="0 0 623 3672">
          <text:p/>
        </draw:connector>
        <draw:connector draw:style-name="gr8" draw:text-style-name="P2" draw:layer="layout" draw:type="curve" svg:x1="5.388cm" svg:y1="5.721cm" svg:x2="5.4cm" svg:y2="5.108cm" draw:start-shape="id12" draw:start-glue-point="4" draw:end-shape="id10" draw:end-glue-point="8" svg:d="M5388 5721c0-84 12 222 12-613" svg:viewBox="0 0 13 614">
          <text:p/>
        </draw:connector>
        <draw:custom-shape draw:style-name="gr5" draw:text-style-name="P4" draw:layer="layout" svg:width="0.4cm" svg:height="0.4cm" svg:x="5.1cm" svg:y="4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5.788cm" svg:y="3.621cm">
          <draw:text-box>
            <text:p text:style-name="P1"><text:span text:style-name="T1">4</text:span></text:p>
          </draw:text-box>
        </draw:frame>
        <draw:custom-shape draw:style-name="gr7" draw:text-style-name="P1" xml:id="id13" draw:id="id13" draw:layer="layout" svg:width="1.2cm" svg:height="1.2cm" svg:x="10.9cm" svg:y="0.20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0.9cm" svg:y1="0.808cm" svg:x2="10.2cm" svg:y2="2.108cm" draw:start-shape="id13" draw:start-glue-point="6" draw:end-shape="id14" draw:end-glue-point="4" svg:d="M10900 808c-467 0-700 433-700 1300" svg:viewBox="0 0 701 1301">
          <text:p/>
        </draw:connector>
        <draw:custom-shape draw:style-name="gr3" draw:text-style-name="P1" xml:id="id15" draw:id="id15" draw:layer="layout" svg:width="1.2cm" svg:height="1.2cm" svg:x="12.1cm" svg:y="2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2.1cm" svg:y1="0.808cm" svg:x2="12.7cm" svg:y2="2.108cm" draw:start-shape="id13" draw:start-glue-point="10" draw:end-shape="id15" draw:end-glue-point="4" svg:d="M12100 808c400 0 600 433 600 1300" svg:viewBox="0 0 601 1301">
          <text:p/>
        </draw:connector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1" draw:text-style-name="P1" xml:id="id14" draw:id="id14" draw:layer="layout" svg:width="1.2cm" svg:height="1.2cm" svg:x="9.6cm" svg:y="2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9.983cm" svg:y="2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0.5cm" svg:y="1.716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2.9cm" svg:y="1.708cm">
          <draw:text-box>
            <text:p text:style-name="P1"><text:span text:style-name="T1">3</text:span></text:p>
          </draw:text-box>
        </draw:frame>
        <draw:custom-shape draw:style-name="gr5" draw:text-style-name="P4" draw:layer="layout" svg:width="0.4cm" svg:height="0.4cm" svg:x="9.7cm" svg:y="6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2cm" svg:height="1.2cm" svg:x="9.5cm" svg:y="3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0.5cm" svg:y="3.608cm">
          <draw:text-box>
            <text:p text:style-name="P1"><text:span text:style-name="T1">4</text:span></text:p>
          </draw:text-box>
        </draw:frame>
        <draw:custom-shape draw:style-name="gr5" draw:text-style-name="P4" draw:layer="layout" svg:width="0.4cm" svg:height="0.4cm" svg:x="10cm" svg:y="4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10.2cm" svg:y1="3.308cm" svg:x2="10.1cm" svg:y2="3.908cm" draw:start-shape="id14" draw:start-glue-point="8" draw:end-shape="id16" draw:end-glue-point="4" svg:d="M10200 3308c0 76-100-223-100 600" svg:viewBox="0 0 101 601">
          <text:p/>
        </draw:connector>
        <draw:custom-shape draw:style-name="gr3" draw:text-style-name="P1" xml:id="id18" draw:id="id18" draw:layer="layout" svg:width="1.2cm" svg:height="1.2cm" svg:x="9.488cm" svg:y="5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9.871cm" svg:y="5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0.488cm" svg:y="5.421cm">
          <draw:text-box>
            <text:p text:style-name="P1"><text:span text:style-name="T1">5</text:span></text:p>
          </draw:text-box>
        </draw:frame>
        <draw:custom-shape draw:style-name="gr9" draw:text-style-name="P4" xml:id="id17" draw:id="id17" draw:layer="layout" svg:width="0.4cm" svg:height="0.4cm" svg:x="10.171cm" svg:y="6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layer="layout" draw:type="curve" draw:line-skew="-0.081cm" svg:x1="10.371cm" svg:y1="6.721cm" svg:x2="11.5cm" svg:y2="1.408cm" draw:start-shape="id17" draw:start-glue-point="8" draw:end-shape="id13" draw:end-glue-point="8" svg:d="M10371 6721c0-82 1129 2574 1129-5313" svg:viewBox="0 0 1130 5680">
          <text:p/>
        </draw:connector>
        <draw:connector draw:style-name="gr8" draw:text-style-name="P2" draw:layer="layout" draw:type="curve" svg:x1="10.088cm" svg:y1="5.721cm" svg:x2="10.1cm" svg:y2="5.108cm" draw:start-shape="id18" draw:start-glue-point="4" draw:end-shape="id16" draw:end-glue-point="8" svg:d="M10088 5721c0-84 12 222 12-613" svg:viewBox="0 0 13 614">
          <text:p/>
        </draw:connector>
        <draw:custom-shape draw:style-name="gr5" draw:text-style-name="P4" draw:layer="layout" svg:width="0.4cm" svg:height="0.4cm" svg:x="9.8cm" svg:y="4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0.488cm" svg:y="3.621cm">
          <draw:text-box>
            <text:p text:style-name="P1"><text:span text:style-name="T1">4</text:span></text:p>
          </draw:text-box>
        </draw:frame>
        <draw:custom-shape draw:style-name="gr5" draw:text-style-name="P4" draw:layer="layout" svg:width="0.4cm" svg:height="0.4cm" svg:x="1.784cm" svg:y="0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6.484cm" svg:y="0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1.185cm" svg:y="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cm" svg:height="0.683cm" svg:x="5.9cm" svg:y="4.301cm">
          <draw:text-box>
            <text:p text:style-name="P1"><text:span text:style-name="T2"><text:s/></text:span><text:span text:style-name="T3">X </text:span><text:span text:style-name="T4">= 2</text:span></text:p>
          </draw:text-box>
        </draw:frame>
        <draw:frame draw:style-name="gr11" draw:text-style-name="P3" draw:layer="layout" svg:width="2cm" svg:height="0.683cm" svg:x="10.9cm" svg:y="3.902cm">
          <draw:text-box>
            <text:p text:style-name="P1"><text:span text:style-name="T2"><text:s/></text:span><text:span text:style-name="T3">X </text:span><text:span text:style-name="T4">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Math" svg:font-family="'Latin Modern Math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20T11:33:35.587519540</dc:date>
    <meta:editing-duration>PT14H38M35S</meta:editing-duration>
    <meta:editing-cycles>21</meta:editing-cycles>
    <meta:generator>LibreOffice/6.0.7.3$Linux_X86_64 LibreOffice_project/00m0$Build-3</meta:generator>
    <meta:document-statistic meta:object-count="73"/>
  </office:meta>
</office:document-meta>
</file>